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style:text-underline-style="none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95f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UrbanBody">
      <style:text-properties style:font-name="arial" fo:font-size="11pt" style:text-underline-style="none" style:font-size-asian="11pt" style:font-size-complex="11pt"/>
    </style:style>
    <style:style style:name="P4" style:family="paragraph" style:parent-style-name="UrbanBody">
      <style:text-properties style:font-name="arial" fo:font-size="11pt" style:text-underline-style="none" officeooo:paragraph-rsid="000595fb" style:font-size-asian="11pt" style:font-size-complex="11pt"/>
    </style:style>
    <style:style style:name="P5" style:family="paragraph" style:parent-style-name="UrbanBody">
      <style:text-properties style:font-name="arial" fo:font-size="11pt" style:text-underline-style="none" style:font-size-asian="11pt" style:font-name-complex="Arial" style:font-size-complex="11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0595fb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0595fb" style:font-size-asian="11pt" style:font-size-complex="11pt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style:text-underline-style="none" style:font-size-asian="11pt" style:font-size-complex="11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fo:letter-spacing="-0.005cm" style:text-underline-style="none" style:font-size-asian="11pt" style:font-size-complex="11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95fb" style:font-size-asian="10pt" style:font-size-complex="10pt"/>
    </style:style>
    <style:style style:name="P11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UrbanTitle">
      <style:text-properties style:font-name="arial" style:text-underline-style="none" fo:font-weight="bold" officeooo:paragraph-rsid="000595fb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letter-spacing="-0.005cm"/>
    </style:style>
    <style:style style:name="T6" style:family="text">
      <style:text-properties fo:letter-spacing="-0.005cm" style:font-name-complex="Arial"/>
    </style:style>
    <style:style style:name="T7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tyle="normal" fo:font-weight="normal" officeooo:rsid="0084aa93" style:font-style-asian="normal" style:font-weight-asian="normal" style:font-name-complex="Arial" style:font-style-complex="normal" style:font-weight-complex="normal"/>
    </style:style>
    <style:style style:name="T10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3"><text:span text:style-name="T17">do text</text:span></text:p><text:p text:style-name="P13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6"><text:span text:style-name="T10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10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10"><text:conditional-text text:condition="ooow:&quot;view.do_mailing()&quot;" text:string-value-if-true="&quot;mailed_data.name2&quot;" text:string-value-if-false="">mailed_data.name2</text:conditional-text></text:span><text:span text:style-name="T11"><text:line-break/></text:span><text:span text:style-name="T10"><text:conditional-text text:condition="ooow:&quot;view.do_mailing()&quot;" text:string-value-if-true="&quot;mailed_data.street&quot;" text:string-value-if-false="">mailed_data.street</text:conditional-text></text:span><text:span text:style-name="T10">, </text:span><text:span text:style-name="T10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10"><text:conditional-text text:condition="ooow:&quot;view.do_mailing()&quot;" text:string-value-if-true="&quot;mailed_data.zipcode&quot;" text:string-value-if-false="">mailed_data.zipcode</text:conditional-text></text:span><text:span text:style-name="T10"> </text:span><text:span text:style-name="T10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2">Déclaration environnementale: transmis de la décision du collège</text:p>
      <text:p text:style-name="P11">des conditions complémentaires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3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3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self.getPortionOutsText()</text:text-input></text:p>
      <text:p text:style-name="P3"/>
      <text:p text:style-name="P4"><text:span text:style-name="T9"><text:conditional-text text:condition="ooow:&quot;view.do_mailing()&quot;" text:string-value-if-true="&quot;mailed_data.getPersonTitleValue()&quot;" text:string-value-if-false="">mailed_data.getPersonTitleValue()</text:conditional-text></text:span><text:span text:style-name="T9">,</text:span></text:p>
      <text:p text:style-name="P3"/>
      <text:p text:style-name="P3"><text:span text:style-name="T4">Conformément à l'article 14 § 5 du décret du 11 mars 1999 relatif au permis d'environnement, nous avons l'honneur de vous transmettre copie de la séance du Collège du </text:span><text:span text:style-name="T6"><text:text-input text:description="Evénement-Date de la décision">tool.formatDate(urbanEventObj.getDecisionDate())</text:text-input></text:span><text:span text:style-name="T5"><text:s/>p</text:span><text:span text:style-name="T4">ar laquelle le collège prescrit </text:span>les conditions complémentaires suivantes <text:span text:style-name="T4">concernant votre déclaration sus-visée :</text:span></text:p>
      <text:p text:style-name="P5"/>
      <text:p text:style-name="P3"><office:annotation><dc:creator>Simon Delcourt</dc:creator><dc:date>2012-12-04T10:26:00</dc:date><text:p><text:span text:style-name="T14">do text </text:span></text:p><text:p>from xhtml(self.portal_urban.decorateHTML('UrbanBody',self.getAdditionalConditions()))</text:p></office:annotation></text:p>
      <text:p text:style-name="P3"/>
      <text:p text:style-name="P8"/>
      <text:p text:style-name="P3">Nous vous rappelons que ces conditions sont applicables durant la période de validité de la déclaration et peuvent être modifiées par le Collège communal sur avis du Fonctionnaire technique.</text:p>
      <text:p text:style-name="P3">Le déclarant doit conserver un exemplaire de la déclaration sur les lieux de l’établissement et déclarer tout changement d’exploitant conjointement avec le cessionnaire</text:p>
      <text:p text:style-name="P3"/>
      <text:p text:style-name="P3">Un recours contre la décision du Collège communal peut être introduit auprès du Gouvernement wallon dans un délai de 20 jours à dater de la réception de la présente notification.</text:p>
      <text:p text:style-name="P9"/>
      <text:p text:style-name="P3"/>
      <text:p text:style-name="P2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3"><text:span text:style-name="T12">do text</text:span></text:p><text:p text:style-name="P13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1:49.661420966</dc:date>
    <meta:editing-duration>PT12H51M58S</meta:editing-duration>
    <meta:editing-cycles>66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202" meta:character-count="1620" meta:non-whitespace-character-count="1453"/>
  </office:meta>
</office:document-meta>
</file>